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5647000">
            <text:p>65,64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4085000">
            <text:p>134,08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3291">
            <text:p>329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jork</text:p>
          </table:table-cell>
          <table:table-cell table:style-name="Default" office:value-type="float" office:value="1067000">
            <text:p>1067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table:style-name="ce27" office:value-type="float" office:value="2200000">
            <text:p>2,2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291">
            <text:p>329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jork</text:p>
          </table:table-cell>
          <table:table-cell table:style-name="Default" office:value-type="float" office:value="1067000">
            <text:p>10670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table:style-name="ce27"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table:style-name="ce27"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table:style-name="ce27" office:value-type="float" office:value="2225000">
            <text:p>2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0793000">
            <text:p>60,79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D</text:p>
          </table:table-cell>
          <table:table-cell office:value-type="string">
            <text:p>Stecher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2801000">
            <text:p>92,801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number-columns-repeated="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t</text:p>
          </table:table-cell>
          <table:table-cell office:value-type="float" office:value="3544000">
            <text:p>3544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313">
            <text:p>1313</text:p>
          </table:table-cell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0000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2456">
            <text:p>2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2nd</text:p>
          </table:table-cell>
          <table:table-cell table:number-columns-repeated="246"/>
        </table:table-row>
        <table:table-row table:style-name="ro5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616">
            <text:p>2616</text:p>
          </table:table-cell>
          <table:table-cell office:value-type="string">
            <text:p>F</text:p>
          </table:table-cell>
          <table:table-cell office:value-type="string">
            <text:p>J Vrana</text:p>
          </table:table-cell>
          <table:table-cell office:value-type="float" office:value="1363000">
            <text:p>1363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3053">
            <text:p>305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Dubois</text:p>
          </table:table-cell>
          <table:table-cell table:style-name="Default" office:value-type="float" office:value="3394000">
            <text:p>3394000</text:p>
          </table:table-cell>
          <table:table-cell/>
          <table:table-cell table:style-name="ce1" office:value-type="float" office:value="2624">
            <text:p>262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S Bennet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664">
            <text:p>16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Hoffman</text:p>
          </table:table-cell>
          <table:table-cell table:style-name="ce27" office:value-type="float" office:value="2000000">
            <text:p>2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876">
            <text:p>2876</text:p>
          </table:table-cell>
          <table:table-cell office:value-type="string">
            <text:p>F</text:p>
          </table:table-cell>
          <table:table-cell office:value-type="string">
            <text:p>P Zacha</text:p>
          </table:table-cell>
          <table:table-cell office:value-type="float" office:value="1744000">
            <text:p>1744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023">
            <text:p>102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200">
            <text:p>220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table:style-name="Default"/>
          <table:table-cell table:number-columns-repeated="247"/>
        </table:table-row>
        <table:table-row table:style-name="ro6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ce1" office:value-type="float" office:value="859">
            <text:p>859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Quick</text:p>
          </table:table-cell>
          <table:table-cell table:style-name="ce27" office:value-type="float" office:value="5800000">
            <text:p>5,8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76">
            <text:p>287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Zacha</text:p>
          </table:table-cell>
          <table:table-cell table:style-name="Default" office:value-type="float" office:value="1744000">
            <text:p>17440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table:style-name="ce1"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Salary:</text:p>
          </table:table-cell>
          <table:table-cell table:style-name="ce27" table:formula="of:=SUM([.I1:.I15])" office:value-type="float" office:value="52633000">
            <text:p>52,633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office:value-type="float" office:value="796">
            <text:p>79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Howard</text:p>
          </table:table-cell>
          <table:table-cell table:style-name="Default" office:value-type="float" office:value="5292000">
            <text:p>52920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7293000">
            <text:p>87,293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6"/>
          <table:table-cell table:style-name="Default"/>
          <table:table-cell table:number-columns-repeated="247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4861000">
            <text:p>64,86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style-name="ce27"/>
          <table:table-cell office:value-type="float" office:value="1799">
            <text:p>179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table:style-name="ce1"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2">
            <text:p>2532</text:p>
          </table:table-cell>
          <table:table-cell office:value-type="string">
            <text:p>F</text:p>
          </table:table-cell>
          <table:table-cell office:value-type="string">
            <text:p>Wennberg</text:p>
          </table:table-cell>
          <table:table-cell office:value-type="float" office:value="1400000">
            <text:p>140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985">
            <text:p>98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K Okposo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271">
            <text:p>227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49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700">
            <text:p>2700</text:p>
          </table:table-cell>
          <table:table-cell office:value-type="string">
            <text:p>D</text:p>
          </table:table-cell>
          <table:table-cell office:value-type="string">
            <text:p>B Pesce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 table:style-name="Default"/>
          <table:table-cell office:value-type="float" office:value="1271">
            <text:p>127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 Varlamov</text:p>
          </table:table-cell>
          <table:table-cell table:style-name="ce27"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44106000">
            <text:p>44,106,000.00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table:style-name="ce8"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63625000">
            <text:p>63,625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6">
            <text:p>6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2917">
            <text:p>2917</text:p>
          </table:table-cell>
          <table:table-cell office:value-type="string">
            <text:p>F</text:p>
          </table:table-cell>
          <table:table-cell office:value-type="string">
            <text:p>K Labanc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 table:style-name="ce8"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41">
            <text:p>284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riksson Ek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8764000">
            <text:p>48,764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77720000">
            <text:p>77,720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D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3212">
            <text:p>3212</text:p>
          </table:table-cell>
          <table:table-cell office:value-type="string">
            <text:p>F</text:p>
          </table:table-cell>
          <table:table-cell office:value-type="string">
            <text:p>T Jost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8619000">
            <text:p>58,619,000.00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7067000">
            <text:p>87,067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4">
            <text:p>1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8">
            <text:p>8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7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4th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8716000">
            <text:p>48,716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82190000">
            <text:p>82,19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5"/>
        </table:table-row>
        <table:table-row table:style-name="ro8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086000">
            <text:p>47,086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912">
            <text:p>191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ickard</text:p>
          </table:table-cell>
          <table:table-cell table:style-name="ce27" office:value-type="float" office:value="1000000">
            <text:p>1,0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80378000">
            <text:p>80,378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8">
            <text:p>8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4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2017-10-15</text:date>, <text:time>16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10-15T16:49:59</dc:date>
    <meta:editing-duration>P341DT5H57M14S</meta:editing-duration>
    <meta:editing-cycles>668</meta:editing-cycles>
    <dc:creator>Ben Miller</dc:creator>
    <meta:document-statistic meta:table-count="11" meta:cell-count="2537" meta:object-count="0"/>
    <meta:user-defined meta:name=""/>
  </office:meta>
</office:document-meta>
</file>